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75pt"/>
    </style:style>
    <style:style style:name="co2" style:family="table-column">
      <style:table-column-properties fo:break-before="auto" style:column-width="67.04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1" table:default-cell-style-name="ce9"/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Avg. Node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vg. Time(Milliseconds)</text:p>
          </table:table-cell>
          <table:covered-table-cell table:style-name="ce5"/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Depth</text:p>
          </table:table-cell>
          <table:table-cell office:value-type="string" calcext:value-type="string">
            <text:p>Hamming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Hamming</text:p>
          </table:table-cell>
          <table:table-cell office:value-type="string" calcext:value-type="string">
            <text:p>Manhatt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.01" calcext:value-type="float">
            <text:p>0.0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66.33" calcext:value-type="float">
            <text:p>66.33</text:p>
          </table:table-cell>
          <table:table-cell table:style-name="ce7" office:value-type="float" office:value="44.67" calcext:value-type="float">
            <text:p>44.67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office:value-type="float" office:value="0.02" calcext:value-type="float">
            <text:p>0.0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04.5" calcext:value-type="float">
            <text:p>104.5</text:p>
          </table:table-cell>
          <table:table-cell office:value-type="float" office:value="72.5" calcext:value-type="float">
            <text:p>72.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58.5" calcext:value-type="float">
            <text:p>158.5</text:p>
          </table:table-cell>
          <table:table-cell table:style-name="ce7" office:value-type="float" office:value="68.5" calcext:value-type="float">
            <text:p>68.5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04" calcext:value-type="float">
            <text:p>0.04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office:value-type="float" office:value="204" calcext:value-type="float">
            <text:p>204</text:p>
          </table:table-cell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374.29" calcext:value-type="float">
            <text:p>374.29</text:p>
          </table:table-cell>
          <table:table-cell table:style-name="ce7" office:value-type="float" office:value="139.86" calcext:value-type="float">
            <text:p>139.86</text:p>
          </table:table-cell>
          <table:table-cell table:style-name="ce7" office:value-type="float" office:value="0.73" calcext:value-type="float">
            <text:p>0.73</text:p>
          </table:table-cell>
          <table:table-cell table:style-name="ce7" office:value-type="float" office:value="0.13" calcext:value-type="float">
            <text:p>0.13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644.8" calcext:value-type="float">
            <text:p>644.8</text:p>
          </table:table-cell>
          <table:table-cell office:value-type="float" office:value="199.6" calcext:value-type="float">
            <text:p>199.6</text:p>
          </table:table-cell>
          <table:table-cell office:value-type="float" office:value="2.18" calcext:value-type="float">
            <text:p>2.18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1008.83" calcext:value-type="float">
            <text:p>1008.83</text:p>
          </table:table-cell>
          <table:table-cell table:style-name="ce7" office:value-type="float" office:value="322.69" calcext:value-type="float">
            <text:p>322.69</text:p>
          </table:table-cell>
          <table:table-cell table:style-name="ce7" office:value-type="float" office:value="5.77" calcext:value-type="float">
            <text:p>5.77</text:p>
          </table:table-cell>
          <table:table-cell table:style-name="ce7" office:value-type="float" office:value="0.64" calcext:value-type="float">
            <text:p>0.64</text:p>
          </table:table-cell>
          <table:table-cell table:style-name="ce10"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1691.47" calcext:value-type="float">
            <text:p>1691.47</text:p>
          </table:table-cell>
          <table:table-cell office:value-type="float" office:value="528.31" calcext:value-type="float">
            <text:p>528.31</text:p>
          </table:table-cell>
          <table:table-cell office:value-type="float" office:value="17.47" calcext:value-type="float">
            <text:p>17.47</text:p>
          </table:table-cell>
          <table:table-cell office:value-type="float" office:value="1.78" calcext:value-type="float">
            <text:p>1.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2548.92" calcext:value-type="float">
            <text:p>2548.92</text:p>
          </table:table-cell>
          <table:table-cell table:style-name="ce7" office:value-type="float" office:value="721.37" calcext:value-type="float">
            <text:p>721.37</text:p>
          </table:table-cell>
          <table:table-cell table:style-name="ce7" office:value-type="float" office:value="46.52" calcext:value-type="float">
            <text:p>46.52</text:p>
          </table:table-cell>
          <table:table-cell table:style-name="ce7" office:value-type="float" office:value="3.46" calcext:value-type="float">
            <text:p>3.46</text:p>
          </table:table-cell>
          <table:table-cell table:style-name="ce10"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276.06" calcext:value-type="float">
            <text:p>4276.06</text:p>
          </table:table-cell>
          <table:table-cell office:value-type="float" office:value="1103.9" calcext:value-type="float">
            <text:p>1103.9</text:p>
          </table:table-cell>
          <table:table-cell office:value-type="float" office:value="162.48" calcext:value-type="float">
            <text:p>162.48</text:p>
          </table:table-cell>
          <table:table-cell office:value-type="float" office:value="8.12" calcext:value-type="float">
            <text:p>8.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6229.27" calcext:value-type="float">
            <text:p>6229.27</text:p>
          </table:table-cell>
          <table:table-cell table:style-name="ce7" office:value-type="float" office:value="1407.3" calcext:value-type="float">
            <text:p>1407.3</text:p>
          </table:table-cell>
          <table:table-cell table:style-name="ce7" office:value-type="float" office:value="415.75" calcext:value-type="float">
            <text:p>415.75</text:p>
          </table:table-cell>
          <table:table-cell table:style-name="ce7" office:value-type="float" office:value="14.95" calcext:value-type="float">
            <text:p>14.95</text:p>
          </table:table-cell>
          <table:table-cell table:style-name="ce10" office:value-type="float" office:value="104" calcext:value-type="float">
            <text:p>104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10544.86" calcext:value-type="float">
            <text:p>10544.86</text:p>
          </table:table-cell>
          <table:table-cell office:value-type="float" office:value="2246.99" calcext:value-type="float">
            <text:p>2246.99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42.75" calcext:value-type="float">
            <text:p>42.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5481.85" calcext:value-type="float">
            <text:p>15481.85</text:p>
          </table:table-cell>
          <table:table-cell table:style-name="ce7" office:value-type="float" office:value="2839.68" calcext:value-type="float">
            <text:p>2839.68</text:p>
          </table:table-cell>
          <table:table-cell table:style-name="ce7" office:value-type="float" office:value="3244.23" calcext:value-type="float">
            <text:p>3244.23</text:p>
          </table:table-cell>
          <table:table-cell table:style-name="ce7" office:value-type="float" office:value="79.48" calcext:value-type="float">
            <text:p>79.48</text:p>
          </table:table-cell>
          <table:table-cell table:style-name="ce10"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25581.94" calcext:value-type="float">
            <text:p>25581.94</text:p>
          </table:table-cell>
          <table:table-cell office:value-type="float" office:value="4527.68" calcext:value-type="float">
            <text:p>4527.68</text:p>
          </table:table-cell>
          <table:table-cell office:value-type="float" office:value="9507.32" calcext:value-type="float">
            <text:p>9507.32</text:p>
          </table:table-cell>
          <table:table-cell office:value-type="float" office:value="232.12" calcext:value-type="float">
            <text:p>232.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36721.97" calcext:value-type="float">
            <text:p>36721.97</text:p>
          </table:table-cell>
          <table:table-cell table:style-name="ce7" office:value-type="float" office:value="6215.87" calcext:value-type="float">
            <text:p>6215.87</text:p>
          </table:table-cell>
          <table:table-cell table:style-name="ce7" office:value-type="float" office:value="17207.96" calcext:value-type="float">
            <text:p>17207.96</text:p>
          </table:table-cell>
          <table:table-cell table:style-name="ce7" office:value-type="float" office:value="477.76" calcext:value-type="float">
            <text:p>477.76</text:p>
          </table:table-cell>
          <table:table-cell table:style-name="ce10"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58676.04" calcext:value-type="float">
            <text:p>58676.04</text:p>
          </table:table-cell>
          <table:table-cell office:value-type="float" office:value="9172.91" calcext:value-type="float">
            <text:p>9172.91</text:p>
          </table:table-cell>
          <table:table-cell office:value-type="float" office:value="46417.76" calcext:value-type="float">
            <text:p>46417.76</text:p>
          </table:table-cell>
          <table:table-cell office:value-type="float" office:value="1136.15" calcext:value-type="float">
            <text:p>1136.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81094.45" calcext:value-type="float">
            <text:p>81094.45</text:p>
          </table:table-cell>
          <table:table-cell table:style-name="ce7" office:value-type="float" office:value="12821.2" calcext:value-type="float">
            <text:p>12821.2</text:p>
          </table:table-cell>
          <table:table-cell table:style-name="ce7" office:value-type="float" office:value="111473.74" calcext:value-type="float">
            <text:p>111473.74</text:p>
          </table:table-cell>
          <table:table-cell table:style-name="ce7" office:value-type="float" office:value="2446.45" calcext:value-type="float">
            <text:p>2446.45</text:p>
          </table:table-cell>
          <table:table-cell table:style-name="ce10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123295.88" calcext:value-type="float">
            <text:p>123295.88</text:p>
          </table:table-cell>
          <table:table-cell office:value-type="float" office:value="19551.69" calcext:value-type="float">
            <text:p>19551.69</text:p>
          </table:table-cell>
          <table:table-cell office:value-type="float" office:value="295786.79" calcext:value-type="float">
            <text:p>295786.79</text:p>
          </table:table-cell>
          <table:table-cell office:value-type="float" office:value="5928.52" calcext:value-type="float">
            <text:p>5928.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59673.59" calcext:value-type="float">
            <text:p>159673.59</text:p>
          </table:table-cell>
          <table:table-cell table:style-name="ce7" office:value-type="float" office:value="23652.7" calcext:value-type="float">
            <text:p>23652.7</text:p>
          </table:table-cell>
          <table:table-cell table:style-name="ce7" office:value-type="float" office:value="481543.47" calcext:value-type="float">
            <text:p>481543.47</text:p>
          </table:table-cell>
          <table:table-cell table:style-name="ce7" office:value-type="float" office:value="9175.97" calcext:value-type="float">
            <text:p>9175.97</text:p>
          </table:table-cell>
          <table:table-cell table:style-name="ce10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226849" calcext:value-type="float">
            <text:p>226849</text:p>
          </table:table-cell>
          <table:table-cell table:style-name="ce8" office:value-type="float" office:value="26538" calcext:value-type="float">
            <text:p>26538</text:p>
          </table:table-cell>
          <table:table-cell table:style-name="ce8" office:value-type="float" office:value="807486.79" calcext:value-type="float">
            <text:p>807486.79</text:p>
          </table:table-cell>
          <table:table-cell table:style-name="ce8" office:value-type="float" office:value="15597.55" calcext:value-type="float">
            <text:p>15597.55</text:p>
          </table:table-cell>
          <table:table-cell table:style-name="ce1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9-03-02T16:52:38.657000000</dc:date>
    <meta:editing-duration>PT35M53S</meta:editing-duration>
    <meta:editing-cycles>2</meta:editing-cycles>
    <meta:document-statistic meta:table-count="1" meta:cell-count="140" meta:object-count="0"/>
  </office:meta>
</office:document-meta>
</file>